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6c2" officeooo:paragraph-rsid="0010e6c2"/>
    </style:style>
    <style:style style:name="P2" style:family="paragraph" style:parent-style-name="Standard">
      <style:text-properties fo:font-variant="normal" fo:text-transform="none" fo:color="#333333" style:font-name="Roboto Mono" fo:font-size="18pt" fo:letter-spacing="normal" fo:font-style="normal" fo:font-weight="normal" officeooo:rsid="0010e6c2" officeooo:paragraph-rsid="0010e6c2" style:font-size-asian="18pt" style:font-size-complex="18pt"/>
    </style:style>
    <style:style style:name="P3" style:family="paragraph" style:parent-style-name="Standard">
      <style:text-properties fo:font-size="18pt" officeooo:rsid="0010e6c2" officeooo:paragraph-rsid="0010e6c2" style:font-size-asian="18pt" style:font-size-complex="18pt"/>
    </style:style>
    <style:style style:name="P4" style:family="paragraph" style:parent-style-name="Preformatted_20_Text">
      <style:paragraph-properties style:line-height-at-least="0.582cm" fo:widows="1"/>
      <style:text-properties fo:font-variant="normal" fo:text-transform="none" fo:color="#333333" fo:letter-spacing="normal"/>
    </style:style>
    <style:style style:name="P5" style:family="paragraph" style:parent-style-name="Preformatted_20_Text">
      <style:paragraph-properties style:line-height-at-least="0.582cm" fo:widows="1"/>
      <style:text-properties fo:font-variant="normal" fo:text-transform="none" fo:color="#333333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style:line-height-at-least="0.582cm" fo:widows="1"/>
      <style:text-properties fo:font-variant="normal" fo:text-transform="none" fo:color="#333333" style:font-name="Roboto Mono" fo:font-size="18pt" fo:letter-spacing="normal" fo:font-style="normal" fo:font-weight="normal" style:font-size-asian="18pt" style:font-size-complex="18pt"/>
    </style:style>
    <style:style style:name="P7" style:family="paragraph" style:parent-style-name="Preformatted_20_Text">
      <style:paragraph-properties style:line-height-at-least="0.582cm" fo:widows="1"/>
      <style:text-properties fo:font-variant="normal" fo:text-transform="none" fo:color="#333333" fo:font-size="18pt" fo:letter-spacing="normal" style:font-size-asian="18pt" style:font-size-complex="18pt"/>
    </style:style>
    <style:style style:name="P8" style:family="paragraph" style:parent-style-name="Preformatted_20_Text">
      <style:paragraph-properties style:line-height-at-least="0.582cm" fo:widows="1"/>
    </style:style>
    <style:style style:name="P9" style:family="paragraph" style:parent-style-name="Preformatted_20_Text">
      <style:paragraph-properties style:line-height-at-least="0.582cm" fo:widows="1"/>
      <style:text-properties fo:font-size="18pt" style:font-size-asian="18pt" style:font-size-complex="18pt"/>
    </style:style>
    <style:style style:name="P10" style:family="paragraph" style:parent-style-name="Preformatted_20_Text">
      <style:paragraph-properties fo:margin-left="0cm" fo:margin-right="0cm" style:line-height-at-least="0.582cm" fo:widows="1" fo:text-indent="0cm" style:auto-text-indent="false"/>
      <style:text-properties fo:font-variant="normal" fo:text-transform="none" fo:color="#333333" style:font-name="Roboto Mono" fo:font-size="18pt" fo:letter-spacing="normal" fo:font-style="normal" fo:font-weight="normal" style:font-size-asian="18pt" style:font-size-complex="18pt"/>
    </style:style>
    <style:style style:name="P11" style:family="paragraph" style:parent-style-name="Preformatted_20_Text">
      <style:paragraph-properties fo:margin-top="0cm" fo:margin-bottom="0.499cm" style:contextual-spacing="false" style:line-height-at-least="0.582cm" fo:widows="1"/>
      <style:text-properties fo:font-variant="normal" fo:text-transform="none" fo:color="#333333" style:font-name="Roboto Mono" fo:font-size="18pt" fo:letter-spacing="normal" fo:font-style="normal" fo:font-weight="normal" style:font-size-asian="18pt" style:font-size-complex="18pt"/>
    </style:style>
    <style:style style:name="T1" style:family="text">
      <style:text-properties fo:color="#ff6600" style:text-line-through-style="none" style:text-line-through-type="none" style:text-underline-style="none" style:text-blinking="false"/>
    </style:style>
    <style:style style:name="T2" style:family="text">
      <style:text-properties fo:color="#ff6600" fo:font-weight="bold"/>
    </style:style>
    <style:style style:name="T3" style:family="text">
      <style:text-properties fo:color="#ff6600" style:font-name="Roboto Mono" fo:font-size="10.5pt" fo:font-style="normal" fo:font-weight="bold"/>
    </style:style>
    <style:style style:name="T4" style:family="text">
      <style:text-properties fo:color="#ff6600" style:font-name="Roboto Mono" fo:font-style="normal" fo:font-weight="bold"/>
    </style:style>
    <style:style style:name="T5" style:family="text">
      <style:text-properties style:font-name="Roboto Mono" fo:font-style="normal" fo:font-weight="normal"/>
    </style:style>
    <style:style style:name="T6" style:family="text">
      <style:text-properties style:font-name="Roboto Mono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 teus braços – Laura Sougellis</text:p>
      <text:p text:style-name="P2"><text:bookmark text:name="cifra_tom"/>Tom: <text:span text:style-name="T1">C</text:span><text:bookmark text:name="cifra_afi"/><text:bookmark text:name="cifra_capo"/></text:p>
      <text:p text:style-name="P10">Intro 2x: <text:span text:style-name="T2">F7M</text:span> <text:s/><text:span text:style-name="T2">C</text:span> <text:s text:c="6"/></text:p>
      <text:p text:style-name="P7"><text:s/></text:p>
      <text:p text:style-name="P9"/>
      <text:p text:style-name="P6"><text:span text:style-name="T2">F7M</text:span> <text:s text:c="47"/><text:span text:style-name="T2">C</text:span></text:p>
      <text:p text:style-name="P7"><text:s/><text:span text:style-name="T5">Seguro estou nos braços, daquele que nunca me deixou</text:span></text:p>
      <text:p text:style-name="P6"><text:span text:style-name="T2">F7M</text:span> <text:s text:c="44"/><text:span text:style-name="T2">C</text:span></text:p>
      <text:p text:style-name="P7"><text:s/><text:span text:style-name="T5">Seu amor perfeito sempre esteve repousando em mim</text:span></text:p>
      <text:p text:style-name="P7"><text:s text:c="12"/><text:span text:style-name="T4">Am</text:span><text:span text:style-name="T5"> <text:s text:c="23"/></text:span><text:span text:style-name="T4">F</text:span><text:span text:style-name="T5"> <text:s text:c="12"/></text:span><text:span text:style-name="T4">G</text:span></text:p>
      <text:p text:style-name="P6">E se eu passar pelo vale, acharei conforto em Teu amor</text:p>
      <text:p text:style-name="P7"><text:s text:c="16"/><text:span text:style-name="T4">Em7</text:span><text:span text:style-name="T5"> <text:s text:c="25"/></text:span><text:span text:style-name="T4">F</text:span><text:span text:style-name="T5"> <text:s text:c="4"/></text:span><text:span text:style-name="T4">G</text:span></text:p>
      <text:p text:style-name="P6">Pois eu sei que és aquele que me guarda, me guardas</text:p>
      <text:p text:style-name="P9"/>
      <text:p text:style-name="P6">REFRÃO 2x: </text:p>
      <text:p text:style-name="P7"><text:s text:c="15"/><text:span text:style-name="T4">F7M</text:span></text:p>
      <text:p text:style-name="P6">Em teus braços é meu descanso</text:p>
      <text:p text:style-name="P7"><text:s text:c="15"/><text:span text:style-name="T4">C</text:span></text:p>
      <text:p text:style-name="P6">Em teus braços é meu descanso</text:p>
      <text:p text:style-name="P9"/>
      <text:p text:style-name="P6"><text:span text:style-name="T2">F7M</text:span> <text:s text:c="47"/><text:span text:style-name="T2">C</text:span></text:p>
      <text:p text:style-name="P7"><text:s/><text:span text:style-name="T5">Seguro estou nos braços, daquele que nunca me deixou</text:span></text:p>
      <text:p text:style-name="P6"><text:span text:style-name="T2">F7M</text:span> <text:s text:c="44"/><text:span text:style-name="T2">C</text:span></text:p>
      <text:p text:style-name="P7"><text:s/><text:span text:style-name="T5">Seu amor perfeito sempre esteve repousando em mim</text:span></text:p>
      <text:p text:style-name="P7"><text:s text:c="12"/><text:span text:style-name="T4">Am</text:span><text:span text:style-name="T5"> <text:s text:c="23"/></text:span><text:span text:style-name="T4">F</text:span><text:span text:style-name="T5"> <text:s text:c="12"/></text:span><text:span text:style-name="T4">G</text:span></text:p>
      <text:p text:style-name="P6">E se eu passar pelo vale, acharei conforto em Teu amor</text:p>
      <text:p text:style-name="P6"/>
      <text:p text:style-name="P7"><text:soft-page-break/><text:s text:c="16"/><text:span text:style-name="T4">Em7</text:span><text:span text:style-name="T5"> <text:s text:c="25"/></text:span><text:span text:style-name="T4">F</text:span><text:span text:style-name="T5"> <text:s text:c="4"/></text:span><text:span text:style-name="T4">G</text:span></text:p>
      <text:p text:style-name="P6">Pois eu sei que és aquele que me guarda, me guardas</text:p>
      <text:p text:style-name="P9"/>
      <text:p text:style-name="P6">REFRÃO 4x: </text:p>
      <text:p text:style-name="P7"><text:s text:c="15"/><text:span text:style-name="T4">F7M</text:span></text:p>
      <text:p text:style-name="P6">Em teus braços é meu descanso</text:p>
      <text:p text:style-name="P7"><text:s text:c="15"/><text:span text:style-name="T4">C</text:span></text:p>
      <text:p text:style-name="P6">Em teus braços é meu descanso</text:p>
      <text:p text:style-name="P9"/>
      <text:p text:style-name="P6"><text:span text:style-name="T2">F7M</text:span> <text:s/><text:span text:style-name="T2">C/G</text:span> (10x)</text:p>
      <text:p text:style-name="P9"/>
      <text:p text:style-name="P6"><text:span text:style-name="T2">F7M</text:span> <text:s text:c="17"/><text:span text:style-name="T2">C/G</text:span></text:p>
      <text:p text:style-name="P7"><text:s/><text:span text:style-name="T5">Recaio em Tua Graça, recaio de novo em Tuas mãos (6x)</text:span></text:p>
      <text:p text:style-name="P7"><text:s text:c="12"/><text:span text:style-name="T4">Am</text:span><text:span text:style-name="T5"> <text:s text:c="23"/></text:span><text:span text:style-name="T4">F</text:span><text:span text:style-name="T5"> <text:s text:c="12"/></text:span><text:span text:style-name="T4">G</text:span></text:p>
      <text:p text:style-name="P6">E se eu passar pelo vale, acharei conforto em Teu amor</text:p>
      <text:p text:style-name="P7"><text:s text:c="16"/><text:span text:style-name="T4">Em7</text:span><text:span text:style-name="T5"> <text:s text:c="25"/></text:span><text:span text:style-name="T4">F</text:span><text:span text:style-name="T5"> <text:s text:c="4"/></text:span><text:span text:style-name="T4">G</text:span></text:p>
      <text:p text:style-name="P6">Pois eu sei que és aquele que me guarda, me guardas</text:p>
      <text:p text:style-name="P7"><text:s text:c="15"/><text:span text:style-name="T4">F7M</text:span></text:p>
      <text:p text:style-name="P6">Em teus braços é meu descanso</text:p>
      <text:p text:style-name="P7"><text:s text:c="15"/><text:span text:style-name="T4">C</text:span></text:p>
      <text:p text:style-name="P6">Em teus braços é meu descanso</text:p>
      <text:p text:style-name="P9"/>
      <text:p text:style-name="P6">( <text:span text:style-name="T2">F7M</text:span> <text:s/><text:span text:style-name="T2">C/G</text:span> ) (4x)</text:p>
      <text:p text:style-name="P9"/>
      <text:p text:style-name="P7"><text:s text:c="3"/><text:span text:style-name="T4">F7M</text:span></text:p>
      <text:p text:style-name="P6">O toque mais puro, o amor mais seguro do mundo</text:p>
      <text:p text:style-name="P7"><text:s text:c="3"/><text:span text:style-name="T4">C/G</text:span></text:p>
      <text:p text:style-name="P11">O toque mais puro, o amor mais seguro do mundo, é o Teu Jesus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Mono" svg:font-family="'Roboto Mono', 'Courier New', 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6:56:42.826647773</meta:creation-date>
    <dc:date>2015-11-15T17:01:46.956019010</dc:date>
    <meta:editing-duration>PT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46" meta:word-count="230" meta:character-count="1626" meta:non-whitespace-character-count="851"/>
  </office:meta>
</office:document-meta>
</file>